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AF00000050ED7AF8C8DC75E316.png" manifest:media-type="image/png"/>
  <manifest:file-entry manifest:full-path="Pictures/10000201000004A5000003D02A42CB7F93E8D2DF.png" manifest:media-type="image/png"/>
  <manifest:file-entry manifest:full-path="Pictures/10000201000001580000003DBA52CB0D38524CD6.png" manifest:media-type="image/png"/>
  <manifest:file-entry manifest:full-path="Pictures/1000020100000231000000BB9A3DF3E14B4E176B.png" manifest:media-type="image/png"/>
  <manifest:file-entry manifest:full-path="Pictures/100002010000077E0000040772928D02CDD83C56.png" manifest:media-type="image/png"/>
  <manifest:file-entry manifest:full-path="Pictures/100002010000076D00000060E8FE6F0CCBE75F9E.png" manifest:media-type="image/png"/>
  <manifest:file-entry manifest:full-path="Pictures/10000201000005910000018424CE33BBE3211B14.png" manifest:media-type="image/png"/>
  <manifest:file-entry manifest:full-path="Pictures/10000201000001DF000001FDC5C34B57694568A2.png" manifest:media-type="image/png"/>
  <manifest:file-entry manifest:full-path="Pictures/100002010000016C000000F9AE6C976C94439FE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officeooo:rsid="00171293" officeooo:paragraph-rsid="00171293"/>
    </style:style>
    <style:style style:name="P2" style:family="paragraph" style:parent-style-name="Title">
      <style:text-properties style:font-name="Calibri"/>
    </style:style>
    <style:style style:name="P3" style:family="paragraph" style:parent-style-name="Text_20_body">
      <style:text-properties officeooo:rsid="00171293" officeooo:paragraph-rsid="00171293"/>
    </style:style>
    <style:style style:name="P4" style:family="paragraph" style:parent-style-name="Text_20_body">
      <style:text-properties officeooo:paragraph-rsid="00171293"/>
    </style:style>
    <style:style style:name="P5" style:family="paragraph" style:parent-style-name="Text_20_body">
      <style:text-properties style:font-name="Calibri" officeooo:paragraph-rsid="00171293"/>
    </style:style>
    <style:style style:name="P6" style:family="paragraph" style:parent-style-name="Text_20_body">
      <style:text-properties style:font-name="Calibri" officeooo:rsid="00171293" officeooo:paragraph-rsid="00171293"/>
    </style:style>
    <style:style style:name="P7" style:family="paragraph" style:parent-style-name="Text_20_body">
      <style:text-properties style:font-name="Calibri" officeooo:rsid="001bf082" officeooo:paragraph-rsid="001bf082"/>
    </style:style>
    <style:style style:name="P8" style:family="paragraph" style:parent-style-name="Text_20_body">
      <style:text-properties style:font-name="Calibri" officeooo:rsid="00201455" officeooo:paragraph-rsid="00201455"/>
    </style:style>
    <style:style style:name="P9" style:family="paragraph" style:parent-style-name="Text_20_body">
      <style:text-properties style:font-name="Calibri" officeooo:rsid="0022e885" officeooo:paragraph-rsid="0029921c"/>
    </style:style>
    <style:style style:name="P10" style:family="paragraph" style:parent-style-name="Text_20_body">
      <style:text-properties style:font-name="Calibri" officeooo:rsid="0029921c" officeooo:paragraph-rsid="0029921c"/>
    </style:style>
    <style:style style:name="P11" style:family="paragraph" style:parent-style-name="Text_20_body">
      <style:text-properties style:font-name="Calibri" officeooo:rsid="002b81d6" officeooo:paragraph-rsid="002b81d6"/>
    </style:style>
    <style:style style:name="P12" style:family="paragraph" style:parent-style-name="Text_20_body">
      <style:text-properties style:font-name="Calibri" officeooo:rsid="0031394e" officeooo:paragraph-rsid="0031394e"/>
    </style:style>
    <style:style style:name="P13" style:family="paragraph" style:parent-style-name="Text_20_body">
      <style:text-properties style:font-name="Calibri" officeooo:rsid="00376c3f" officeooo:paragraph-rsid="00376c3f"/>
    </style:style>
    <style:style style:name="P14" style:family="paragraph" style:parent-style-name="Text_20_body">
      <style:text-properties style:font-name="Calibri" officeooo:rsid="00376c3f" officeooo:paragraph-rsid="0039b937"/>
    </style:style>
    <style:style style:name="P15" style:family="paragraph" style:parent-style-name="Text_20_body">
      <style:text-properties style:font-name="Calibri" officeooo:rsid="0039b937" officeooo:paragraph-rsid="0039b937"/>
    </style:style>
    <style:style style:name="P16" style:family="paragraph" style:parent-style-name="Text_20_body">
      <style:text-properties officeooo:rsid="00189698" officeooo:paragraph-rsid="00189698"/>
    </style:style>
    <style:style style:name="P17" style:family="paragraph" style:parent-style-name="Text_20_body">
      <style:text-properties officeooo:paragraph-rsid="001bf082"/>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Text_20_body">
      <style:text-properties style:font-name="Calibri" officeooo:rsid="00379b93" officeooo:paragraph-rsid="0039b937"/>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Heading_20_2">
      <style:text-properties style:font-name="Calibri"/>
    </style:style>
    <style:style style:name="P24" style:family="paragraph" style:parent-style-name="Heading_20_2">
      <style:text-properties officeooo:rsid="001bf082" officeooo:paragraph-rsid="001bf082"/>
    </style:style>
    <style:style style:name="P25" style:family="paragraph" style:parent-style-name="Heading_20_2">
      <style:text-properties officeooo:rsid="0035b0c4" officeooo:paragraph-rsid="0035b0c4"/>
    </style:style>
    <style:style style:name="P26" style:family="paragraph" style:parent-style-name="Heading_20_3">
      <style:text-properties officeooo:rsid="0029921c" officeooo:paragraph-rsid="0029921c"/>
    </style:style>
    <style:style style:name="P27" style:family="paragraph" style:parent-style-name="Heading_20_3">
      <style:text-properties officeooo:rsid="0039b937" officeooo:paragraph-rsid="0039f1ce"/>
    </style:style>
    <style:style style:name="P28" style:family="paragraph" style:parent-style-name="Heading_20_3">
      <style:text-properties officeooo:paragraph-rsid="0039b937"/>
    </style:style>
    <style:style style:name="T1" style:family="text">
      <style:text-properties officeooo:rsid="00171293"/>
    </style:style>
    <style:style style:name="T2" style:family="text">
      <style:text-properties style:font-name="Calibri"/>
    </style:style>
    <style:style style:name="T3" style:family="text">
      <style:text-properties style:font-name="Calibri" officeooo:rsid="00189698"/>
    </style:style>
    <style:style style:name="T4" style:family="text">
      <style:text-properties style:font-name="Calibri" officeooo:rsid="00199501"/>
    </style:style>
    <style:style style:name="T5" style:family="text">
      <style:text-properties style:font-name="Calibri" officeooo:rsid="001b4bfb"/>
    </style:style>
    <style:style style:name="T6" style:family="text">
      <style:text-properties style:font-name="Calibri" officeooo:rsid="00333f2f"/>
    </style:style>
    <style:style style:name="T7" style:family="text">
      <style:text-properties style:font-name="Calibri" officeooo:rsid="0033d8dd"/>
    </style:style>
    <style:style style:name="T8" style:family="text">
      <style:text-properties style:font-name="Calibri" officeooo:rsid="00358246"/>
    </style:style>
    <style:style style:name="T9" style:family="text">
      <style:text-properties style:font-name="Calibri" officeooo:rsid="003d968a"/>
    </style:style>
    <style:style style:name="T10" style:family="text">
      <style:text-properties style:font-name="Calibri" officeooo:rsid="004087f2"/>
    </style:style>
    <style:style style:name="T11" style:family="text">
      <style:text-properties officeooo:rsid="001ddff6"/>
    </style:style>
    <style:style style:name="T12" style:family="text">
      <style:text-properties officeooo:rsid="001f3cb6"/>
    </style:style>
    <style:style style:name="T13" style:family="text">
      <style:text-properties officeooo:rsid="00216aaa"/>
    </style:style>
    <style:style style:name="T14" style:family="text">
      <style:text-properties officeooo:rsid="0022e885"/>
    </style:style>
    <style:style style:name="T15" style:family="text">
      <style:text-properties officeooo:rsid="00247d3d"/>
    </style:style>
    <style:style style:name="T16" style:family="text">
      <style:text-properties officeooo:rsid="00250865"/>
    </style:style>
    <style:style style:name="T17" style:family="text">
      <style:text-properties officeooo:rsid="0025dad3"/>
    </style:style>
    <style:style style:name="T18" style:family="text">
      <style:text-properties officeooo:rsid="00260aaf"/>
    </style:style>
    <style:style style:name="T19" style:family="text">
      <style:text-properties officeooo:rsid="002953f5"/>
    </style:style>
    <style:style style:name="T20" style:family="text">
      <style:text-properties officeooo:rsid="002d4f0d"/>
    </style:style>
    <style:style style:name="T21" style:family="text">
      <style:text-properties officeooo:rsid="002ef097"/>
    </style:style>
    <style:style style:name="T22" style:family="text">
      <style:text-properties officeooo:rsid="0030e61d"/>
    </style:style>
    <style:style style:name="T23" style:family="text">
      <style:text-properties officeooo:rsid="0031394e"/>
    </style:style>
    <style:style style:name="T24" style:family="text">
      <style:text-properties officeooo:rsid="0032f1b7"/>
    </style:style>
    <style:style style:name="T25" style:family="text">
      <style:text-properties officeooo:rsid="00379b93"/>
    </style:style>
    <style:style style:name="T26" style:family="text">
      <style:text-properties officeooo:rsid="0039b937"/>
    </style:style>
    <style:style style:name="T27" style:family="text">
      <style:text-properties officeooo:rsid="003bbfce"/>
    </style:style>
    <style:style style:name="T28" style:family="text">
      <style:text-properties officeooo:rsid="003f3b3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start text:name="__RefHeading___Toc105_1100045072"/>Projektarbeit 2BKI21<text:bookmark-end text:name="__RefHeading___Toc105_1100045072"/></text:p>
      <text:p text:style-name="P4"/>
      <text:p text:style-name="P4"/>
      <text:p text:style-name="P5">// <text:span text:style-name="T1">Bild oder Ähnliches</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8"><text:a xlink:type="simple" xlink:href="#__RefHeading___Toc187_3618010990" text:style-name="Index_20_Link" text:visited-style-name="Index_20_Link">Login/Register Design<text:tab/>3</text:a></text:p>
          <text:p text:style-name="P18"><text:a xlink:type="simple" xlink:href="#__RefHeading___Toc189_3618010990" text:style-name="Index_20_Link" text:visited-style-name="Index_20_Link">Navigationsleiste<text:tab/>4</text:a></text:p>
          <text:p text:style-name="P19"><text:a xlink:type="simple" xlink:href="#__RefHeading___Toc191_3618010990" text:style-name="Index_20_Link" text:visited-style-name="Index_20_Link">Navigationsleiste: Elemente Positionieren<text:tab/>5</text:a></text:p>
          <text:p text:style-name="P18"><text:a xlink:type="simple" xlink:href="#__RefHeading___Toc319_1200204410" text:style-name="Index_20_Link" text:visited-style-name="Index_20_Link">Datenbank aufsetzen<text:tab/>6</text:a></text:p>
          <text:p text:style-name="P19"><text:a xlink:type="simple" xlink:href="#__RefHeading___Toc321_1200204410" text:style-name="Index_20_Link" text:visited-style-name="Index_20_Link">Datenbank werte einfügen<text:tab/>7</text:a></text:p>
          <text:p text:style-name="P19"><text:a xlink:type="simple" xlink:href="#__RefHeading___Toc323_1200204410" text:style-name="Index_20_Link" text:visited-style-name="Index_20_Link">Register Datenbank werte Eintragen<text:tab/>7</text:a></text:p>
        </text:index-body>
      </text:table-of-content>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3" text:outline-level="2"><text:bookmark-start text:name="__RefHeading___Toc187_3618010990"/><text:soft-page-break/>Login/Register <text:span text:style-name="T27">Design</text:span><text:bookmark-end text:name="__RefHeading___Toc187_3618010990"/></text:h>
      <text:p text:style-name="P6">Zuerst mussten wir eine Form erstellen für die Eingabe Felder Benutzername und Passwort erstellen hierbei hab es keinerlei Probleme da wir dies bereits im Unterricht gründlich gemacht haben.<text:line-break/>Zudem haben wir noch einen a Tag am Ende der Login gemacht sodass man auch zu der Registrierung gelangt falls man noch keinen Account besitzt.</text:p>
      <text:p text:style-name="P3"><text:span text:style-name="T2">Dadurch da das ga</text:span><draw:frame draw:style-name="fr3" draw:name="Bild1" text:anchor-type="char" svg:x="3.046cm" svg:y="2.459cm" svg:width="11.1cm" svg:height="9.11cm" draw:z-index="0"><draw:image xlink:href="Pictures/10000201000004A5000003D02A42CB7F93E8D2DF.png" xlink:type="simple" xlink:show="embed" xlink:actuate="onLoad" draw:mime-type="image/png"/></draw:frame><text:span text:style-name="T2">nze noch nicht sehr Anschaulich aussieht haben wir eine .css Datei erstellt.<text:line-break/>Doch bevor wir in dieser Irgendetwas reinschreiben haben wir uns erstmals </text:span><text:span text:style-name="T3">sehr </text:span><text:span text:style-name="T2">grob gezeichnet wie die Seite aussehen soll:</text:span></text:p>
      <text:p text:style-name="P16"><text:span text:style-name="T2">Danach ging es zur .css, Wir haben damit angefangen eine neue Class zu erstellen die wir maincontainer genannt haben, dem Container die Größe 500x</text:span><text:span text:style-name="T5">720</text:span><text:span text:style-name="T2"> gegeben haben.<text:line-break/></text:span><text:span text:style-name="T5">Wir haben in dieser .css Datei noch die font-family und die font-size für alle Elemente bestimmt.</text:span><text:span text:style-name="T2"><text:line-break/></text:span><text:span text:style-name="T4">Jedoch nachdem wir der Form die Class maincontainer gegeben habe war es noch nicht mittig weshalb wir verschiedenste Sachen probiert haben wie z.B. </text:span><text:span text:style-name="T5">auf der Linken Seite eine Margin geben aber dadurch da wir es nie richtig mittig hinbekommen haben haben wir Recherchiert und herausgefunden das wenn man bei margin-left: auto; und margin-right: auto; es automatisch in die Mitte verschoben wird. <text:line-break/></text:span><text:span text:style-name="T6">Jetzt fügen wir noch die Navigationsleiste hinzu indem wir das styleesheet noch verlinken und die Navigationsleiste kopieren und die links ändern da wir uns an einem anderen Ort befinden.</text:span><text:span text:style-name="T7"><text:line-break/>Dadurch da wir bereits </text:span><text:span text:style-name="T8">in den Placeholdern stehen haben wo man seinen Benutzernamen und Passwort eingeben muss haben wir uns überlegt die Labels zu löschen damit es übersichtlicher aussieht. </text:span><text:span text:style-name="T10">Danach haben wir noch die Abstände etwas umgeändert damit es nicht so geklemmt aussieht.</text:span><text:span text:style-name="T7"><text:line-break/></text:span></text:p>
      <text:h text:style-name="P24" text:outline-level="2"><text:bookmark-start text:name="__RefHeading___Toc189_3618010990"/><text:soft-page-break/>Navigationsleiste<text:bookmark-end text:name="__RefHeading___Toc189_3618010990"/></text:h>
      <text:p text:style-name="P17"/>
      <text:p text:style-name="P7">Dadurch da wir auf jeder Unserer Seiten eine Navigationsleiste haben wollen um auf der Seite zu Navigieren erstellen wir uns auf (erstmals) einer Seite den tag &lt;nav&gt; in diesen a tag fügen wir nun für jeden Link zu einer anderen Seite den &lt;a&gt; tag. Anfangs hatten wir dies über den &lt;ul&gt; tag gemacht jedoch haben wir dann gesehen das html den &lt;nav&gt; tag bereits hat und haben dann lieber die vorgefertigte html Funktion genommen.</text:p>
      <text:p text:style-name="P7"><draw:frame draw:style-name="fr1" draw:name="Bild2" text:anchor-type="char" svg:x="8.738cm" svg:y="0.284cm" svg:width="9.102cm" svg:height="1.614cm" draw:z-index="1"><draw:image xlink:href="Pictures/10000201000001580000003DBA52CB0D38524CD6.png" xlink:type="simple" xlink:show="embed" xlink:actuate="onLoad" draw:mime-type="image/png"/></draw:frame><draw:frame draw:style-name="fr1" draw:name="Bild3" text:anchor-type="char" svg:x="0.118cm" svg:y="0.31cm" svg:width="8.35cm" svg:height="2.783cm" draw:z-index="2"><draw:image xlink:href="Pictures/1000020100000231000000BB9A3DF3E14B4E176B.png" xlink:type="simple" xlink:show="embed" xlink:actuate="onLoad" draw:mime-type="image/png"/></draw:frame></text:p>
      <text:p text:style-name="P7"/>
      <text:p text:style-name="P7"/>
      <text:p text:style-name="P7"/>
      <text:p text:style-name="P7">Man kann nun auf alle verschiedenen Knöpfe drücken und man wird dann auch zu den richtigen Seiten weitergeleitet jedoch sieht es noch nicht sehr anschaulich aus, <text:span text:style-name="T11">weshalb wir eine .css Datei erstellen um das Aussehen und optischem verhalten der Seite zu verändern.<text:line-break/>Zuerst haben wir </text:span><text:span text:style-name="T12">die Hintergrund Farbe auf ein dunkles Lila geändert, dann noch die Breite auf 100% gestellt damit die Breite sich über die Ganze Seit erstreckt egal wie groß dein Gerät ist und dann noch die Höhe auf 10</text:span><text:span text:style-name="T14">0px</text:span><text:span text:style-name="T12">.</text:span></text:p>
      <text:p text:style-name="P8">Damit hatten wir nun eine Fläche wo wir nun unsere &lt;a&gt; tags noch vergrößern können und am Besten als Knöpfe darstellen lassen.<text:line-break/>Dafür mussten wir in der .css Datei nun den tag nav a ändern zuerst haben wir <text:span text:style-name="T13">wieder die Hintergrundfarbe geändert und zwei Größen angegeben, dann haben wir auch noch die Schriftgröße und Farbe geändert.</text:span></text:p>
      <text:p text:style-name="P9">Jedoch ergab sich dabei ein Problem, die Hintergrundfarbe wurde zwar geändert von den Elementen jedoch wurden sie nicht größer, <text:span text:style-name="T15">dies Konnte jedoch relativ einfach gelöst werden mit der Hilfe von w3schools indem wir uns dort den Abschnitt CSS – Layout display: inline-block; </text:span><text:span text:style-name="T16">angeschaut ha</text:span><text:span text:style-name="T17">ben, </text:span><text:span text:style-name="T18">dort steht beschrieben das im Gegensatz zu dem display: inline bei inline-block die Größe von Elementen geändert werden kann deshalb mussten wir um das Problem zu lösen nur den display auf inline-block ändern.<text:line-break/></text:span><text:span text:style-name="T19">Nun wollten wir auch noch den Text Zentrieren dafür haben wir dann einfach text-align: center; benutzt doch das macht den Text zwar Vertikal Mittig nur noch nicht Vertikal weswegen wir einen kleinen Trick benutzt haben das wenn man die line-height genauso groß einstellt wie die height des Elements das es dann sich Zentriert.</text:span></text:p>
      <text:p text:style-name="P10"><draw:frame draw:style-name="fr1" draw:name="Bild4" text:anchor-type="char" svg:x="-1.159cm" svg:y="0cm" svg:width="19.001cm" svg:height="0.958cm" draw:z-index="3"><draw:image xlink:href="Pictures/100002010000076D00000060E8FE6F0CCBE75F9E.png" xlink:type="simple" xlink:show="embed" xlink:actuate="onLoad" draw:mime-type="image/png"/></draw:frame>Jetzt sieht die Navigationsleiste so aus.</text:p>
      <text:p text:style-name="P10"/>
      <text:p text:style-name="P10"/>
      <text:h text:style-name="P26" text:outline-level="3"><text:bookmark-start text:name="__RefHeading___Toc191_3618010990"/><text:soft-page-break/>Navigationsleiste: Elemente Positionieren<text:bookmark-end text:name="__RefHeading___Toc191_3618010990"/></text:h>
      <text:p text:style-name="P11">Dadurch da die Elemente alle noch nicht wirklich an guten Positionen stehen haben wir damit angefangen die Elemente Vertikal mittig zu Positionieren das haben wir <text:span text:style-name="T20">gemacht indem wir einen Margin-top hinzugefügt haben, diesen Wert für das Margin-top war 10px da das &lt;a&gt; Element 80px groß war und die ganze Navigationsleiste 100px und wir unten oben den gleichen Abstand haben wollten. </text:span><text:span text:style-name="T21">Für Den Abstand Rechts und Links </text:span><text:span text:style-name="T22">gab es jedoch ein Problem da wir wollten das die 4 Elemente mittig stehen also mussten wir bei der nav das display auf flex stellen </text:span><text:span text:style-name="T23">und justify-content auf center somit wurden dann die Elemente mittig angereiht. <text:line-break/>Zuletzt mussten wir nun nur noch einen Margin links und Rechts einstellen damit die Elemente nicht press aneinander stehen.</text:span></text:p>
      <text:p text:style-name="P11"/>
      <text:p text:style-name="P12"><draw:frame draw:style-name="fr2" draw:name="Bild5" text:anchor-type="char" svg:width="17cm" svg:height="9.132cm" draw:z-index="4"><draw:image xlink:href="Pictures/100002010000077E0000040772928D02CDD83C56.png" xlink:type="simple" xlink:show="embed" xlink:actuate="onLoad" draw:mime-type="image/png"/></draw:frame>Nun sieht die Startseite des Projektes so aus zu Letzt wollen wir <text:span text:style-name="T24">noch hinzufügen das wenn man mit der Maus über einem Element ist das es die Farbe ändert dies kann erfolgen indem man bei der .css Datei diesen Schritt macht:</text:span><draw:frame draw:style-name="fr1" draw:name="Bild6" text:anchor-type="char" svg:x="0.046cm" svg:y="11.033cm" svg:width="9.673cm" svg:height="1.796cm" draw:z-index="5"><draw:image xlink:href="Pictures/10000201000001AF00000050ED7AF8C8DC75E316.png" xlink:type="simple" xlink:show="embed" xlink:actuate="onLoad" draw:mime-type="image/png"/></draw:frame><text:span text:style-name="T24"><text:line-break/><text:line-break/><text:line-break/><text:line-break/><text:line-break/>Jetzt wird die Farbe geändert wenn man über das Element „hovert“.<text:line-break/>Damit wäre die Navigationsleiste vorerst fertig und braucht erst später eine Änderung um anzuzeigen auf was für einem Element man sich befindet.</text:span></text:p>
      <text:p text:style-name="P12"/>
      <text:p text:style-name="P12"/>
      <text:h text:style-name="P25" text:outline-level="2"><text:bookmark-start text:name="__RefHeading___Toc319_1200204410"/><text:soft-page-break/>Datenbank <text:span text:style-name="T26">aufsetzen</text:span><text:bookmark-end text:name="__RefHeading___Toc319_1200204410"/></text:h>
      <text:p text:style-name="P13">Zuerst haben wir uns in Onenote einen Datenbank Prototypen gezeichnet wo wir alle unsere <text:span text:style-name="T25">Tabelle</text:span> einzeichnen für alle unsere Seiten und Funktionen am Ende sah diese dann wie folgt aus:</text:p>
      <text:p text:style-name="P14"><draw:frame draw:style-name="fr1" draw:name="Bild7" text:anchor-type="char" svg:x="0.03cm" svg:y="0cm" svg:width="14.004cm" svg:height="3.814cm" draw:z-index="6"><draw:image xlink:href="Pictures/10000201000005910000018424CE33BBE3211B14.png" xlink:type="simple" xlink:show="embed" xlink:actuate="onLoad" draw:mime-type="image/png"/></draw:frame><text:line-break/><text:line-break/><text:line-break/><text:line-break/><text:line-break/><text:line-break/><text:line-break/><text:line-break/>Wir haben uns den db Browser Installiert um die Datenbank aufzusetzen wie wir <text:span text:style-name="T25">sie bereits in Onenote haben.<text:line-break/></text:span><draw:frame draw:style-name="fr1" draw:name="Bild8" text:anchor-type="char" svg:x="0.037cm" svg:y="5.133cm" svg:width="8.618cm" svg:height="9.158cm" draw:z-index="7"><draw:image xlink:href="Pictures/10000201000001DF000001FDC5C34B57694568A2.png" xlink:type="simple" xlink:show="embed" xlink:actuate="onLoad" draw:mime-type="image/png"/></draw:frame><text:span text:style-name="T25"><text:line-break/>Das war nun unsere erste Tabelle die wir für uns kreieren diese wird für die Benutzerverwaltung benutzt. <text:line-break/>Wir haben bei username und password jeweils den Datentyp TEXT genommen damit wir es als String später im Code haben zudem haben wir bei allen NOT NULL aktiviert das bewirkt dann das es nicht Leer sein kann.<text:line-break/>Bei der userid haben wir zudem den Datentyp Integer angegeben sodass die ID eine Zahl ist wie z.B. 63, wir haben auch Autoincrement eingestellt damit diese Automatisch vergeben wird, unique das jede nur einmal vergeben werden kann und Primary key damit wir es eindeutig zuteilen können.<text:line-break/>Diesen Schritt haben wir nun Jeweils für alle unsere Tabellen gemacht nur das die userid kein Autoincrement, Primary key, unique da wir es bereits getan hatten bei der Account erstellen und da die userid bereits erstellt ist.</text:span></text:p>
      <text:p text:style-name="P14"/>
      <text:p text:style-name="P14"/>
      <text:p text:style-name="P14"/>
      <text:p text:style-name="P14"/>
      <text:p text:style-name="P14"/>
      <text:h text:style-name="P27" text:outline-level="3"><text:bookmark-start text:name="__RefHeading___Toc321_1200204410"/><text:soft-page-break/>Datenbank werte einfügen<text:bookmark-end text:name="__RefHeading___Toc321_1200204410"/></text:h>
      <text:p text:style-name="P15">Jetzt haben wir unsere Datenbank vollständig aufgesetzt, jetzt wollen wir zum Testen in die Tabelle A<draw:frame draw:style-name="fr1" draw:name="Bild9" text:anchor-type="char" svg:x="9.813cm" svg:y="0.062cm" svg:width="8.638cm" svg:height="5.907cm" draw:z-index="8"><draw:image xlink:href="Pictures/100002010000016C000000F9AE6C976C94439FED.png" xlink:type="simple" xlink:show="embed" xlink:actuate="onLoad" draw:mime-type="image/png"/></draw:frame>ccounts einen Testnutzer erstellen dazu mussten wir ein SQL Skript ausführen<text:line-break/>zuerst mussten wir dafür INSERT INTO account einfügen damit es in die Tabelle account hineinschreibt.<text:line-break/>In der Zweiten Zeile dann die werte die hinein gefügt werden die also für den Namen das Passwort und die ID.<text:line-break/>Dies funktionierte wie man auf dem Abbild sieht,<text:line-break/>Nun müssen wir dies noch mit einem php Skript verwirklichen.</text:p>
      <text:h text:style-name="P28" text:outline-level="3"/>
      <text:h text:style-name="Heading_20_3" text:outline-level="3"><text:bookmark-start text:name="__RefHeading___Toc323_1200204410"/><text:span text:style-name="T28">Register Datenbank werte Eintragen</text:span><text:line-break/><text:bookmark-end text:name="__RefHeading___Toc323_1200204410"/></text:h>
      <text:p text:style-name="P20"><text:line-break/><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71293" officeooo:paragraph-rsid="0017129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Hoppe Timo &amp; Gierend Lukas</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2-11T15:17:41.115000000</meta:creation-date>
    <dc:date>2024-12-13T18:29:21.974000000</dc:date>
    <meta:editing-duration>PT2H8M35S</meta:editing-duration>
    <meta:editing-cycles>27</meta:editing-cycles>
    <meta:generator>LibreOffice/7.1.4.2$Windows_X86_64 LibreOffice_project/a529a4fab45b75fefc5b6226684193eb000654f6</meta:generator>
    <meta:document-statistic meta:table-count="0" meta:image-count="9" meta:object-count="0" meta:page-count="7" meta:paragraph-count="30" meta:word-count="1117" meta:character-count="7015" meta:non-whitespace-character-count="5906"/>
  </office:meta>
</office:document-meta>
</file>